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a11" officeooo:paragraph-rsid="001aea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y Footpr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7:03:48.645454652</meta:creation-date>
    <meta:generator>LibreOffice/5.1.6.2$Linux_X86_64 LibreOffice_project/10m0$Build-2</meta:generator>
    <dc:date>2018-06-13T18:31:47.020744474</dc:date>
    <meta:editing-duration>PT1H27M59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</office:meta>
</office:document-meta>
</file>